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78000000438AD38E0451509F623.png" manifest:media-type="image/png"/>
  <manifest:file-entry manifest:full-path="Pictures/100002010000078000000438845D678CF8615261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handas" svg:font-family="Chanda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704cm, 36.646cm, 4.829cm, 1.962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619cm, 36.388cm, 4.766cm, 2.039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withoutfill">
      <style:graphic-properties svg:stroke-width="0.051cm" draw:marker-start-width="0.279cm" draw:marker-end="Arrow_20_short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1cm" draw:marker-start-width="0.279cm" draw:marker-end="Arrow_20_short" draw:marker-end-width="0.279cm" draw:fill="none" draw:textarea-vertical-align="middle" fo:padding-top="0.15cm" fo:padding-bottom="0.15cm" fo:padding-left="0.275cm" fo:padding-right="0.27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 draw:fill-color="#ffffff"/>
      <style:paragraph-properties fo:text-align="center"/>
      <style:text-properties fo:font-size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style:font-name="Chandas" fo:font-size="12pt" fo:font-weight="bold" style:font-size-asian="18pt" style:font-weight-asian="bold" style:font-size-complex="18pt" style:font-weight-complex="bold"/>
    </style:style>
    <style:style style:name="T3" style:family="text">
      <style:text-properties fo:font-size="12pt"/>
    </style:style>
    <style:style style:name="T4" style:family="text">
      <style:text-properties style:font-name="Chandas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82cm" svg:height="6.44cm" svg:x="1.996cm" svg:y="1.979cm">
          <draw:image xlink:href="Pictures/100002010000078000000438845D678CF8615261.png" xlink:type="simple" xlink:show="embed" xlink:actuate="onLoad" draw:mime-type="image/png">
            <text:p/>
          </draw:image>
        </draw:frame>
        <draw:frame draw:style-name="gr2" draw:text-style-name="P1" draw:layer="layout" svg:width="7.62cm" svg:height="6.276cm" svg:x="11.095cm" svg:y="1.933cm">
          <draw:image xlink:href="Pictures/100002010000078000000438AD38E0451509F623.png" xlink:type="simple" xlink:show="embed" xlink:actuate="onLoad" draw:mime-type="image/png">
            <text:p/>
          </draw:image>
        </draw:frame>
        <draw:frame draw:style-name="gr3" draw:text-style-name="P3" draw:layer="layout" svg:width="19.05cm" svg:height="1.783cm" svg:x="1.08cm" svg:y="-0.23cm">
          <draw:text-box>
            <text:p text:style-name="P2"><text:span text:style-name="T1">Before </text:span><text:span text:style-name="T2">setwd()</text:span><text:span text:style-name="T3"> R location is default to location software was started, whereas, </text:span><text:span text:style-name="T1">after </text:span><text:span text:style-name="T2">setwd()</text:span><text:span text:style-name="T4"> </text:span><text:span text:style-name="T3">now R starts saving files and importing file starting from new working directory</text:span></text:p>
          </draw:text-box>
        </draw:frame>
        <draw:path draw:style-name="gr4" draw:text-style-name="P4" draw:layer="layout" svg:width="4.949cm" svg:height="4.522cm" draw:transform="skewX (-0.0179768912955416) rotate (-0.472635161440065) translate (15.3217216497425cm -1.52437719063536cm)" svg:viewBox="0 0 4950 4523" svg:d="M4743 0c1395 0-4743 4523-4743 4523">
          <text:p/>
        </draw:path>
        <draw:path draw:style-name="gr5" draw:text-style-name="P4" draw:layer="layout" svg:width="1.893cm" svg:height="2.371cm" draw:transform="skewX (0.0399680398706701) rotate (-2.78013496550177) translate (3.37618636551565cm 2.3304875279301cm)" svg:viewBox="0 0 1894 2372" svg:d="M1224 2372c2038 0-1224-2372-1224-2372">
          <text:p/>
        </draw:path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handas" svg:font-family="Chanda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59cm" fo:page-height="8.63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  <draw:page-thumbnail draw:layer="backgroundobjects" svg:width="9.294cm" svg:height="3.716cm" svg:x="1cm" svg:y="4.062cm"/>
      <draw:page-thumbnail draw:layer="backgroundobjects" svg:width="9.294cm" svg:height="3.716cm" svg:x="1cm" svg:y="12.11cm"/>
      <draw:page-thumbnail draw:layer="backgroundobjects" svg:width="9.294cm" svg:height="3.716cm" svg:x="1cm" svg:y="20.158cm"/>
      <draw:page-thumbnail draw:layer="backgroundobjects" svg:width="9.294cm" svg:height="3.716cm" svg:x="11.295cm" svg:y="4.062cm"/>
      <draw:page-thumbnail draw:layer="backgroundobjects" svg:width="9.294cm" svg:height="3.716cm" svg:x="11.295cm" svg:y="12.11cm"/>
      <draw:page-thumbnail draw:layer="backgroundobjects" svg:width="9.294cm" svg:height="3.716cm" svg:x="11.295cm" svg:y="20.158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4-12T14:09:57.965949099</meta:creation-date>
    <dc:date>2021-04-12T14:24:48.322680990</dc:date>
    <meta:editing-duration>PT2M27S</meta:editing-duration>
    <meta:editing-cycles>1</meta:editing-cycles>
    <meta:document-statistic meta:object-count="28"/>
    <meta:generator>LibreOffice/7.1.2.2$Linux_X86_64 LibreOffice_project/5751006d328844ba3fa6124ed263bbf122f0788a</meta:generator>
  </office:meta>
</office:document-meta>
</file>